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6fe6e" officeooo:paragraph-rsid="0006fe6e"/>
    </style:style>
    <style:style style:name="P2" style:family="paragraph" style:parent-style-name="Text_20_body">
      <style:text-properties officeooo:paragraph-rsid="00075e90"/>
    </style:style>
    <style:style style:name="P3" style:family="paragraph" style:parent-style-name="Text_20_body">
      <style:text-properties officeooo:rsid="000a2e43" officeooo:paragraph-rsid="000a2e43"/>
    </style:style>
    <style:style style:name="P4" style:family="paragraph" style:parent-style-name="Text_20_body">
      <style:text-properties fo:font-style="normal" officeooo:rsid="00075e90" officeooo:paragraph-rsid="00075e90" style:font-style-asian="normal" style:font-style-complex="normal"/>
    </style:style>
    <style:style style:name="P5" style:family="paragraph" style:parent-style-name="Text_20_body">
      <style:text-properties officeooo:rsid="000f20f3" officeooo:paragraph-rsid="000f20f3"/>
    </style:style>
    <style:style style:name="P6" style:family="paragraph" style:parent-style-name="Text_20_body">
      <style:text-properties officeooo:rsid="0011551a" officeooo:paragraph-rsid="0011551a"/>
    </style:style>
    <style:style style:name="P7" style:family="paragraph" style:parent-style-name="Preformatted_20_Text">
      <style:text-properties fo:font-style="normal" officeooo:rsid="000a2e43" officeooo:paragraph-rsid="000a2e43" style:font-style-asian="normal" style:font-style-complex="normal"/>
    </style:style>
    <style:style style:name="P8" style:family="paragraph" style:parent-style-name="Heading_20_1">
      <style:text-properties officeooo:rsid="00075e90" officeooo:paragraph-rsid="00075e90"/>
    </style:style>
    <style:style style:name="P9" style:family="paragraph" style:parent-style-name="Heading_20_1">
      <style:text-properties fo:font-style="normal" officeooo:rsid="00124a34" officeooo:paragraph-rsid="00124a34" style:font-style-asian="normal" style:font-style-complex="normal"/>
    </style:style>
    <style:style style:name="P10" style:family="paragraph" style:parent-style-name="Heading_20_1">
      <style:text-properties officeooo:rsid="00124a34" officeooo:paragraph-rsid="00124a34"/>
    </style:style>
    <style:style style:name="P11" style:family="paragraph" style:parent-style-name="Preformatted_20_Text">
      <style:text-properties fo:font-style="normal" officeooo:rsid="000a2e43" officeooo:paragraph-rsid="000a2e43" style:font-style-asian="normal" style:font-style-complex="normal"/>
    </style:style>
    <style:style style:name="P12" style:family="paragraph" style:parent-style-name="Text_20_body">
      <style:text-properties officeooo:rsid="00124a34" officeooo:paragraph-rsid="00124a34"/>
    </style:style>
    <style:style style:name="P13" style:family="paragraph" style:parent-style-name="Text_20_body" style:list-style-name="L1">
      <style:text-properties officeooo:rsid="00124a34" officeooo:paragraph-rsid="00124a34"/>
    </style:style>
    <style:style style:name="P14" style:family="paragraph" style:parent-style-name="Text_20_body">
      <style:text-properties officeooo:rsid="00133085" officeooo:paragraph-rsid="00133085"/>
    </style:style>
    <style:style style:name="T1" style:family="text">
      <style:text-properties officeooo:rsid="00075e90"/>
    </style:style>
    <style:style style:name="T2" style:family="text">
      <style:text-properties fo:font-style="italic" officeooo:rsid="00075e90" style:font-style-asian="italic" style:font-style-complex="italic"/>
    </style:style>
    <style:style style:name="T3" style:family="text">
      <style:text-properties fo:font-style="italic" officeooo:rsid="000d88ef"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75e90" style:font-style-asian="normal" style:font-style-complex="normal"/>
    </style:style>
    <style:style style:name="T6" style:family="text">
      <style:text-properties fo:font-style="normal" officeooo:rsid="00096155" style:font-style-asian="normal" style:font-style-complex="normal"/>
    </style:style>
    <style:style style:name="T7" style:family="text">
      <style:text-properties fo:font-style="normal" officeooo:rsid="000a2e43" style:font-style-asian="normal" style:font-style-complex="normal"/>
    </style:style>
    <style:style style:name="T8" style:family="text">
      <style:text-properties fo:font-style="normal" officeooo:rsid="000d88ef" style:font-style-asian="normal" style:font-style-complex="normal"/>
    </style:style>
    <style:style style:name="T9" style:family="text">
      <style:text-properties fo:font-style="normal" officeooo:rsid="00124a34" style:font-style-asian="normal" style:font-style-complex="normal"/>
    </style:style>
    <style:style style:name="T10" style:family="text">
      <style:text-properties fo:font-style="normal" officeooo:rsid="0012a2f7" style:font-style-asian="normal" style:font-style-complex="normal"/>
    </style:style>
    <style:style style:name="T11" style:family="text">
      <style:text-properties fo:font-size="10pt" fo:font-style="normal" officeooo:rsid="00075e90" style:font-size-asian="10pt" style:font-style-asian="normal"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äyttöohje</text:p>
      <text:h text:style-name="P8" text:outline-level="1">Graafinen käyttöliittymä</text:h>
      <text:p text:style-name="P6">Graafinen käyttöliittymä avautuu, kun ohjelman suorittaa ilman argumentteja.</text:p>
      <text:p text:style-name="P5">Ensimmäisessä ikkunassa tulee valita browse-painikkeesta syötekuva, sekä aloitus- ja lopetuspiste joko klikkaamalla valittua syötekuvaa tai syöttämällä koordinaatit suoraan vasemman alakulman tekstilaatikoihin.</text:p>
      <text:p text:style-name="P5">Toisessa ikkunassa valitaan oikealla olevasta listasta suoritettava algoritmi sekä lisävalintoja sen suorittamiseen. Time limit määrää, kuinka kauan algoritmia yritetään suorittaa ennen kuin se pysäytetään. Visualisointitilan ollessa päällä ohjelma piirtää kaikki algoritmin väliväiheet. Tässä tilassa suoritusaikaa ei mitata eikä aikarajoitusta huomioida. Speed-liukusäädin määrää kuinka nopeasti algoritmia suoritetaan visualisointitilassa.</text:p>
      <text:h text:style-name="P8" text:outline-level="1">Komentoriviargumentit</text:h>
      <text:p text:style-name="P2">-<text:span text:style-name="T1">i <text:s/></text:span><text:span text:style-name="T2">input<text:tab/></text:span><text:span text:style-name="T1">Syötetiedosto</text:span></text:p>
      <text:p text:style-name="P2">-<text:span text:style-name="T1">o <text:s/></text:span><text:span text:style-name="T2">output</text:span><text:span text:style-name="T1"><text:tab/>Tulosteen tallennuskansio (piirretyt polut)</text:span></text:p>
      <text:p text:style-name="P2">-<text:span text:style-name="T1">s <text:s/></text:span><text:span text:style-name="T2">start</text:span><text:span text:style-name="T1"><text:tab/>Reitinetsinnän aloituspiste, muotoa </text:span><text:span text:style-name="T2">x,y</text:span></text:p>
      <text:p text:style-name="P2"><text:span text:style-name="T5">-g <text:s/></text:span><text:span text:style-name="T3">goal</text:span><text:span text:style-name="T5"><text:tab/>Reitinetsinnän lopetuspiste, muotoa </text:span><text:span text:style-name="T2">x,y</text:span></text:p>
      <text:p text:style-name="P4">-t <text:s/><text:span text:style-name="T3">time</text:span><text:tab/><text:tab/>Aikaraja algoritmin suoritukselle sekunteina</text:p>
      <text:p text:style-name="P4">-c <text:s/><text:span text:style-name="T3">count</text:span><text:tab/>Kuinka monta kertaa algoritmi tai algoritmit suoritetaan</text:p>
      <text:p text:style-name="P2"><text:span text:style-name="T5">-a <text:s/></text:span><text:span text:style-name="T3">algorithm</text:span><text:span text:style-name="T8"><text:tab/></text:span><text:span text:style-name="T5">Suoritettava algoritmi. Ilman tätä argumenttia ohjelma suorittaa kaikki tuntemansa <text:tab/><text:tab/>algorimit. Sallitut vaihtoedot:<text:line-break/><text:tab/><text:tab/><text:tab/></text:span><text:span text:style-name="T11">A_STAR<text:line-break/><text:tab/><text:tab/><text:tab/>DIJKSTRA<text:line-break/><text:tab/><text:tab/><text:tab/>JUMP_POINT_SEARCH<text:line-break/><text:tab/><text:tab/><text:tab/>BREADTH_FIRST_SEARCH<text:line-break/><text:tab/><text:tab/><text:tab/>DEPTH_FIRST_SEARCH</text:span></text:p>
      <text:p text:style-name="P4">--less<text:tab/><text:tab/>Tämän argumentin ollessa asetettu ohjelma tulostaa vain suoritukseen kuluneet ajat.</text:p>
      <text:p text:style-name="P4"/>
      <text:p text:style-name="P2"><text:span text:style-name="T5">Ohjelmalle on</text:span><text:span text:style-name="T6"> anne</text:span><text:span text:style-name="T5">ttava </text:span><text:span text:style-name="T6">vähintään </text:span><text:span text:style-name="T5">syötetiedosto sekä aloitus- ja lopetuspisteet. </text:span><text:span text:style-name="T6">Muut argumentit ovat valinnaisia.</text:span></text:p>
      <text:p text:style-name="P3"><text:span text:style-name="T6">E</text:span><text:span text:style-name="T4">simerkkejä:</text:span></text:p>
      <text:p text:style-name="Preformatted_20_Text"><text:span text:style-name="T4">java -jar </text:span><text:span text:style-name="T7">Tiralabra.jar -i input.png -s 0,0 -g 199,199</text:span></text:p>
      <text:p text:style-name="P7">java -jar Tiralabra.jar -i input.png -o output -s 0,0 -g 199,199 -t 10</text:p>
      <text:p text:style-name="P7">java -jar Tiralabra.jar -i input.png -s 0,0 -g 199,199 -c 10 -a DIJKSTRA –less</text:p>
      <text:h text:style-name="P9" text:outline-level="1"><text:soft-page-break/>Syötekuva</text:h>
      <text:p text:style-name="P12"><text:span text:style-name="T4">Ohjelma hyväksyy syötteeksi minkä tahansa kuvatiedoston, jonka Javan ImageIO osaa tulkita kuvaksi. Ohjelma muuttaa syötekuvan reitinetsintäalgoritmien käyttämäksi verkoksi seuraavin perustein:</text:span></text:p>
      <text:list xml:id="list6902900572891875006" text:style-name="L1">
        <text:list-item>
          <text:p text:style-name="P13"><text:span text:style-name="T4">Kaikki valkoiset pikselit (väriarvo 0xFFFFFF) ovat avoimia solmuja</text:span></text:p>
        </text:list-item>
        <text:list-item>
          <text:p text:style-name="P13"><text:span text:style-name="T4">Kaikki muut (ei-valkoiset) pikselit ovat suljettuja solmuja</text:span></text:p>
        </text:list-item>
        <text:list-item>
          <text:p text:style-name="P13"><text:span text:style-name="T4">Kaksi solmua ovat vierekkäin, jos niitä vastaavat pikselit ovat vierekkäin vaaka-, pysty- tai vinosuunnassa</text:span></text:p>
        </text:list-item>
        <text:list-item>
          <text:p text:style-name="P13"><text:span text:style-name="T4">Kahden vierekkäisen avoimen solmun välillä on kaari</text:span></text:p>
        </text:list-item>
        <text:list-item>
          <text:p text:style-name="P13"><text:span text:style-name="T4">Suljetuilla solmuilla ei ole kaaria vierekkäisiin solmuihin</text:span></text:p>
        </text:list-item>
        <text:list-item>
          <text:p text:style-name="P13"><text:span text:style-name="T4">Millään kahden ei-vierekkäisen solmun välillä ei ole kaarta</text:span></text:p>
        </text:list-item>
      </text:list>
      <text:p text:style-name="P14"><text:span text:style-name="T4">Käytännöllisesti sanoen tämä tarkoittaa, että valkoiset pikselit luovat alueen, jonka läpi reitinhakualgoritmi etsii reittiä maaliin, ja muunväriset pikselit ovat esteitä, joiden läpi reitinetsintä ei voi kulkea vaan ne on kierrettävä.</text:span></text:p>
      <text:h text:style-name="P10" text:outline-level="1"><text:span text:style-name="T4">Jar ja testitiedostot</text:span></text:h>
      <text:p text:style-name="P12"><text:span text:style-name="T9">S</text:span><text:span text:style-name="T4">uoritettava jar-paketti löytyy </text:span><text:span text:style-name="T10">kansioista Tiralabra/, ja testaukseen käytetyt kuvat löytyvät kansiosta Tiralabra/test-im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fo:line-height="200%" style:page-number="auto">
        <style:tab-stops/>
      </style:paragraph-properties>
      <style:text-properties style:font-name="Liberation Mono" fo:font-family="'Liberation Mono'" style:font-family-generic="modern" style:font-pitch="fixed" fo:font-size="8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53:53.259000000</meta:creation-date>
    <dc:date>2015-03-05T17:52:38.545000000</dc:date>
    <meta:editing-duration>PT30M32S</meta:editing-duration>
    <meta:editing-cycles>12</meta:editing-cycles>
    <meta:generator>LibreOffice/4.2.1.1$Windows_x86 LibreOffice_project/d7dbbd7842e6a58b0f521599204e827654e1fb8b</meta:generator>
    <meta:document-statistic meta:table-count="0" meta:image-count="0" meta:object-count="0" meta:page-count="2" meta:paragraph-count="30" meta:word-count="329" meta:character-count="2706" meta:non-whitespace-character-count="2707"/>
  </office:meta>
</office:document-meta>
</file>